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2cm" style:rel-column-width="16354*"/>
    </style:style>
    <style:style style:name="Tableau1.B" style:family="table-column">
      <style:table-column-properties style:column-width="2.944cm" style:rel-column-width="11347*"/>
    </style:style>
    <style:style style:name="Tableau1.C" style:family="table-column">
      <style:table-column-properties style:column-width="4.42cm" style:rel-column-width="17041*"/>
    </style:style>
    <style:style style:name="Tableau1.D" style:family="table-column">
      <style:table-column-properties style:column-width="5.394cm" style:rel-column-width="2079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1e778a"/>
    </style:style>
    <style:style style:name="P2" style:family="paragraph" style:parent-style-name="Standard">
      <style:paragraph-properties fo:text-align="start" style:justify-single-word="false"/>
      <style:text-properties officeooo:paragraph-rsid="001e778a"/>
    </style:style>
    <style:style style:name="P3" style:family="paragraph" style:parent-style-name="Text_20_body">
      <style:text-properties officeooo:paragraph-rsid="001e778a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e778a" style:font-weight-asian="normal" style:font-weight-complex="normal"/>
    </style:style>
    <style:style style:name="P5" style:family="paragraph" style:parent-style-name="Text_20_body">
      <style:text-properties officeooo:rsid="001fbba3" officeooo:paragraph-rsid="001fbba3"/>
    </style:style>
    <style:style style:name="P6" style:family="paragraph" style:parent-style-name="Text_20_body">
      <style:text-properties officeooo:rsid="00212166" officeooo:paragraph-rsid="00212166"/>
    </style:style>
    <style:style style:name="P7" style:family="paragraph" style:parent-style-name="Text_20_body">
      <style:text-properties officeooo:rsid="0027171f" officeooo:paragraph-rsid="0027171f"/>
    </style:style>
    <style:style style:name="P8" style:family="paragraph" style:parent-style-name="Text_20_body">
      <style:text-properties officeooo:rsid="0027171f" officeooo:paragraph-rsid="0028529c"/>
    </style:style>
    <style:style style:name="P9" style:family="paragraph" style:parent-style-name="Text_20_body">
      <style:text-properties officeooo:rsid="0027171f" officeooo:paragraph-rsid="002a509d"/>
    </style:style>
    <style:style style:name="P10" style:family="paragraph" style:parent-style-name="Text_20_body">
      <style:text-properties officeooo:rsid="00228cbd" officeooo:paragraph-rsid="00228cbd"/>
    </style:style>
    <style:style style:name="P11" style:family="paragraph" style:parent-style-name="Text_20_body">
      <style:text-properties officeooo:rsid="002e6523" officeooo:paragraph-rsid="002e6523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" style:family="paragraph" style:parent-style-name="Table_20_Contents">
      <style:text-properties officeooo:rsid="0031e9af" officeooo:paragraph-rsid="0031e9af"/>
    </style:style>
    <style:style style:name="P16" style:family="paragraph" style:parent-style-name="Table_20_Contents">
      <style:text-properties officeooo:rsid="0031e9af"/>
    </style:style>
    <style:style style:name="P17" style:family="paragraph" style:parent-style-name="Table_20_Contents">
      <style:text-properties officeooo:rsid="0033cc1d" officeooo:paragraph-rsid="0033cc1d"/>
    </style:style>
    <style:style style:name="P18" style:family="paragraph" style:parent-style-name="Table_20_Contents">
      <style:paragraph-properties fo:text-align="center" style:justify-single-word="false"/>
      <style:text-properties officeooo:rsid="0033cc1d" officeooo:paragraph-rsid="0033cc1d"/>
    </style:style>
    <style:style style:name="P19" style:family="paragraph" style:parent-style-name="Table_20_Contents">
      <style:text-properties officeooo:rsid="0033cc1d" officeooo:paragraph-rsid="00361826"/>
    </style:style>
    <style:style style:name="P20" style:family="paragraph" style:parent-style-name="Table_20_Contents">
      <style:text-properties officeooo:rsid="00361826" officeooo:paragraph-rsid="00361826"/>
    </style:style>
    <style:style style:name="P21" style:family="paragraph" style:parent-style-name="Text_20_body">
      <style:text-properties officeooo:rsid="00361826" officeooo:paragraph-rsid="00361826"/>
    </style:style>
    <style:style style:name="P22" style:family="paragraph" style:parent-style-name="Text_20_body">
      <style:text-properties officeooo:paragraph-rsid="002a509d"/>
    </style:style>
    <style:style style:name="P23" style:family="paragraph" style:parent-style-name="Text_20_body">
      <style:text-properties officeooo:rsid="0030ba08" officeooo:paragraph-rsid="0030ba08"/>
    </style:style>
    <style:style style:name="P24" style:family="paragraph" style:parent-style-name="Text_20_body">
      <style:text-properties officeooo:paragraph-rsid="0033cc1d"/>
    </style:style>
    <style:style style:name="P25" style:family="paragraph" style:parent-style-name="Text_20_body">
      <style:text-properties officeooo:paragraph-rsid="00361826"/>
    </style:style>
    <style:style style:name="P26" style:family="paragraph" style:parent-style-name="Title">
      <style:paragraph-properties fo:break-before="page"/>
    </style:style>
    <style:style style:name="P27" style:family="paragraph" style:parent-style-name="Heading_20_1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8" style:family="paragraph" style:parent-style-name="Heading_20_1">
      <style:text-properties officeooo:paragraph-rsid="001fbba3"/>
    </style:style>
    <style:style style:name="P29" style:family="paragraph" style:parent-style-name="Heading_20_3" style:list-style-name=""/>
    <style:style style:name="P30" style:family="paragraph" style:parent-style-name="Heading_20_3">
      <style:paragraph-properties fo:break-before="page"/>
    </style:style>
    <style:style style:name="P31" style:family="paragraph" style:parent-style-name="Text_20_body" style:list-style-name="L1">
      <style:text-properties fo:font-weight="normal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paragraph-rsid="001e778a" style:font-weight-asian="normal" style:font-weight-complex="normal"/>
    </style:style>
    <style:style style:name="T1" style:family="text">
      <style:text-properties officeooo:rsid="001e778a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3cc1d"/>
    </style:style>
    <style:style style:name="T5" style:family="text">
      <style:text-properties fo:font-size="20pt" style:text-underline-style="solid" style:text-underline-width="auto" style:text-underline-color="font-color" fo:font-weight="bold" officeooo:rsid="001e778a" style:font-size-asian="20pt" style:font-weight-asian="bold" style:font-size-complex="20pt" style:font-weight-complex="bold"/>
    </style:style>
    <style:style style:name="T6" style:family="text">
      <style:text-properties officeooo:rsid="0028529c"/>
    </style:style>
    <style:style style:name="T7" style:family="text">
      <style:text-properties officeooo:rsid="002a509d"/>
    </style:style>
    <style:style style:name="T8" style:family="text">
      <style:text-properties officeooo:rsid="002bbfe9"/>
    </style:style>
    <style:style style:name="T9" style:family="text">
      <style:text-properties officeooo:rsid="002ec954"/>
    </style:style>
    <style:style style:name="T10" style:family="text">
      <style:text-properties officeooo:rsid="0031e9a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61826" style:font-weight-asian="bold" style:font-weight-complex="bold"/>
    </style:style>
    <style:style style:name="T13" style:family="text">
      <style:text-properties style:text-position="33% 80%" fo:font-weight="normal"/>
    </style:style>
    <style:style style:name="T14" style:family="text">
      <style:text-properties style:text-position="33% 80%" fo:font-weight="normal" officeooo:rsid="0033cc1d"/>
    </style:style>
    <style:style style:name="T15" style:family="text">
      <style:text-properties officeooo:rsid="0034c4a2"/>
    </style:style>
    <style:style style:name="T16" style:family="text">
      <style:text-properties officeooo:rsid="003548d4"/>
    </style:style>
    <style:style style:name="T17" style:family="text">
      <style:text-properties officeooo:rsid="00361826"/>
    </style:style>
    <style:style style:name="T18" style:family="text">
      <style:text-properties officeooo:rsid="0027171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➔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2"><text:a xlink:type="simple" xlink:href="#__RefHeading___Toc63392_2720400203" text:style-name="Index_20_Link" text:visited-style-name="Index_20_Link">Univers DMX<text:tab/>2</text:a></text:p>
          <text:p text:style-name="P12"><text:a xlink:type="simple" xlink:href="#__RefHeading___Toc63394_2720400203" text:style-name="Index_20_Link" text:visited-style-name="Index_20_Link">Scène<text:tab/>2</text:a></text:p>
          <text:p text:style-name="P12"><text:a xlink:type="simple" xlink:href="#__RefHeading___Toc63396_2720400203" text:style-name="Index_20_Link" text:visited-style-name="Index_20_Link">Nodes<text:tab/>2</text:a></text:p>
          <text:p text:style-name="P12"><text:a xlink:type="simple" xlink:href="#__RefHeading___Toc63398_2720400203" text:style-name="Index_20_Link" text:visited-style-name="Index_20_Link">UML<text:tab/>2</text:a></text:p>
          <text:p text:style-name="P13"><text:a xlink:type="simple" xlink:href="#__RefHeading___Toc63400_2720400203" text:style-name="Index_20_Link" text:visited-style-name="Index_20_Link">Flèche pleine<text:tab/>2</text:a></text:p>
          <text:p text:style-name="P13"><text:a xlink:type="simple" xlink:href="#__RefHeading___Toc63402_2720400203" text:style-name="Index_20_Link" text:visited-style-name="Index_20_Link">Flèche creuse<text:tab/>2</text:a></text:p>
          <text:p text:style-name="P13"><text:a xlink:type="simple" xlink:href="#__RefHeading___Toc63404_2720400203" text:style-name="Index_20_Link" text:visited-style-name="Index_20_Link">Flèche en pointillé creuse<text:tab/>3</text:a></text:p>
          <text:p text:style-name="P12"><text:a xlink:type="simple" xlink:href="#__RefHeading___Toc63406_2720400203" text:style-name="Index_20_Link" text:visited-style-name="Index_20_Link">Table DMX : équipements, adresses et canaux<text:tab/>3</text:a></text:p>
          <text:p text:style-name="P12"><text:a xlink:type="simple" xlink:href="#__RefHeading___Toc63408_2720400203" text:style-name="Index_20_Link" text:visited-style-name="Index_20_Link">Art-Net<text:tab/>3</text:a></text:p>
          <text:p text:style-name="P13"><text:a xlink:type="simple" xlink:href="#__RefHeading___Toc63410_2720400203" text:style-name="Index_20_Link" text:visited-style-name="Index_20_Link">Trames et paquets envoyés<text:tab/>3</text:a></text:p>
          <text:p text:style-name="P14"><text:a xlink:type="simple" xlink:href="#__RefHeading___Toc63412_2720400203" text:style-name="Index_20_Link" text:visited-style-name="Index_20_Link">Adressage<text:tab/>3</text:a></text:p>
          <text:p text:style-name="P14"><text:a xlink:type="simple" xlink:href="#__RefHeading___Toc63414_2720400203" text:style-name="Index_20_Link" text:visited-style-name="Index_20_Link">Paquet Art-Net<text:tab/>3</text:a></text:p>
        </text:index-body>
      </text:table-of-content>
      <text:p text:style-name="Title"/>
      <text:p text:style-name="P26">Vocabulaire important</text:p>
      <text:p text:style-name="P1"><text:span text:style-name="T5"/></text:p>
      <text:h text:style-name="Heading_20_1" text:outline-level="1"><text:bookmark-start text:name="__RefHeading___Toc63392_2720400203"/>Univers DMX<text:bookmark-end text:name="__RefHeading___Toc63392_2720400203"/></text:h>
      <text:p text:style-name="P2"><text:span text:style-name="T3">Un </text:span><text:span text:style-name="Strong_20_Emphasis"><text:span text:style-name="T3">univers DMX</text:span></text:span><text:span text:style-name="T3">, c’est un </text:span><text:span text:style-name="Strong_20_Emphasis"><text:span text:style-name="T3">paquet de 512 canaux</text:span></text:span><text:span text:style-name="T3">.</text:span></text:p>
      <text:p text:style-name="P4">Chaque canal = une info (intensité, couleur, position, etc.).</text:p>
      <text:p text:style-name="P4">Exemple :</text:p>
      <text:list text:style-name="L1">
        <text:list-item>
          <text:p text:style-name="P31">Canal 1 → intensité projecteur</text:p>
        </text:list-item>
        <text:list-item>
          <text:p text:style-name="P31">Canal 2 → rouge</text:p>
        </text:list-item>
        <text:list-item>
          <text:p text:style-name="P31">Canal 3 → vert</text:p>
        </text:list-item>
        <text:list-item>
          <text:p text:style-name="P32">Canal 4 → ble<text:span text:style-name="T1">u</text:span></text:p>
        </text:list-item>
      </text:list>
      <text:p text:style-name="P3"><text:span text:style-name="T3">Donc : </text:span><text:span text:style-name="Strong_20_Emphasis"><text:span text:style-name="T3">1 univers = 512 “commandes” max</text:span></text:span></text:p>
      <text:p text:style-name="P3"><text:span text:style-name="T3">Si t’as beaucoup de projecteurs → </text:span><text:span text:style-name="Strong_20_Emphasis"><text:span text:style-name="T3">tu utilises plusieurs univers</text:span></text:span><text:span text:style-name="T3">.</text:span></text:p>
      <text:h text:style-name="P27" text:outline-level="1"><text:bookmark-start text:name="__RefHeading___Toc63394_2720400203"/>Scène<text:bookmark-end text:name="__RefHeading___Toc63394_2720400203"/></text:h>
      <text:p text:style-name="P3"><text:span text:style-name="T3">La </text:span><text:span text:style-name="Strong_20_Emphasis"><text:span text:style-name="T3">scène</text:span></text:span><text:span text:style-name="T3">, c’est le </text:span><text:span text:style-name="Strong_20_Emphasis"><text:span text:style-name="T3">lieu physique</text:span></text:span> : concert, théâtre, plateau télé, salle de spectacle</text:p>
      <text:p text:style-name="P3">Dedans tu as : projecteurs, machines à fumée, LEDs, lasers…</text:p>
      <text:h text:style-name="Heading_20_1" text:outline-level="1" text:is-list-header="true"><text:bookmark-start text:name="__RefHeading___Toc63396_2720400203"/>Node<text:span text:style-name="T1">s</text:span><text:bookmark-end text:name="__RefHeading___Toc63396_2720400203"/></text:h>
      <text:p text:style-name="Text_20_body"><text:span text:style-name="T3">Un </text:span><text:span text:style-name="Strong_20_Emphasis"><text:span text:style-name="T3">node</text:span></text:span><text:span text:style-name="T3">, c’est un </text:span><text:span text:style-name="Strong_20_Emphasis"><text:span text:style-name="T3">boîtier intermédiaire</text:span></text:span><text:span text:style-name="T3">.</text:span></text:p>
      <text:p text:style-name="Text_20_body">Il fait le traducteur :</text:p>
      <text:p text:style-name="Text_20_body">Réseau (Art-Net / Ethernet) → DMX classique (prise XLR)</text:p>
      <text:p text:style-name="Text_20_body">Exemple :</text:p>
      <text:p text:style-name="Text_20_body">Ordi → câble Ethernet → <text:span text:style-name="Strong_20_Emphasis">node</text:span> → câble DMX → projecteurs</text:p>
      <text:p text:style-name="Text_20_body">Sans node, tes projecteurs DMX comprennent rien au réseau</text:p>
      <text:p text:style-name="P21">Dans notre cas, c’est un ESP32.</text:p>
      <text:h text:style-name="P28" text:outline-level="1"><text:bookmark-start text:name="__RefHeading___Toc63398_2720400203"/>UML<text:bookmark-end text:name="__RefHeading___Toc63398_2720400203"/></text:h>
      <text:h text:style-name="Heading_20_2" text:outline-level="2"><text:bookmark-start text:name="__RefHeading___Toc63400_2720400203"/>Flèche pleine<text:bookmark-end text:name="__RefHeading___Toc63400_2720400203"/></text:h>
      <text:p text:style-name="P5">Sert à appeler une méthode</text:p>
      <text:h text:style-name="Heading_20_2" text:outline-level="2"><text:bookmark-start text:name="__RefHeading___Toc63402_2720400203"/>Flèche creuse<text:bookmark-end text:name="__RefHeading___Toc63402_2720400203"/></text:h>
      <text:p text:style-name="P5">Sert à envoyer un signal</text:p>
      <text:h text:style-name="Heading_20_2" text:outline-level="2"><text:bookmark-start text:name="__RefHeading___Toc63404_2720400203"/><text:soft-page-break/>Flèche en pointillé creuse<text:bookmark-end text:name="__RefHeading___Toc63404_2720400203"/></text:h>
      <text:p text:style-name="P6">Représente le paramètre de retour de la fonction</text:p>
      <text:p text:style-name="P6"/>
      <text:h text:style-name="Heading_20_1" text:outline-level="1"><text:bookmark-start text:name="__RefHeading___Toc63406_2720400203"/>Table DMX : équipements, adresses <text:span text:style-name="T8">et </text:span>canaux<text:bookmark-end text:name="__RefHeading___Toc63406_2720400203"/></text:h>
      <text:p text:style-name="P10">30 Banks sur une table DMX</text:p>
      <text:p text:style-name="P11">512 canaux par univers DMX</text:p>
      <text:p text:style-name="P7">Combien il a besoin de canaux pour être utilisé (l’équipement DMX) ?</text:p>
      <text:p text:style-name="P8">Par exemple : </text:p>
      <text:p text:style-name="P8">16 <text:span text:style-name="T6">canaux </text:span>→ <text:span text:style-name="T6">adresse </text:span><text:span text:style-name="T9">192,168,0,</text:span><text:span text:style-name="T6">1</text:span></text:p>
      <text:p text:style-name="P8">16 <text:span text:style-name="T6">canaux</text:span> → <text:span text:style-name="T6">adresse 17 </text:span><text:span text:style-name="T7">sinon arrondir à la dizaine supérieur→ adresse 21</text:span></text:p>
      <text:p text:style-name="P8">8 <text:span text:style-name="T6">canaux</text:span> → <text:span text:style-name="T6">adresse 33 → </text:span><text:span text:style-name="T7">adresse 41</text:span></text:p>
      <text:p text:style-name="P9">8 <text:span text:style-name="T6">canaux</text:span> → <text:span text:style-name="T6">adresse 41 → </text:span><text:span text:style-name="T7">adresse 61</text:span></text:p>
      <text:p text:style-name="P22"><text:span text:style-name="T18">4 </text:span><text:span text:style-name="T6">canaux </text:span><text:span text:style-name="T18">→ </text:span><text:span text:style-name="T6">adresse 49 → </text:span><text:span text:style-name="T7">adresse 81</text:span></text:p>
      <text:h text:style-name="Heading_20_1" text:outline-level="1"><text:bookmark-start text:name="__RefHeading___Toc63408_2720400203"/>Art-Net<text:bookmark-end text:name="__RefHeading___Toc63408_2720400203"/></text:h>
      <text:h text:style-name="Heading_20_2" text:outline-level="2"><text:bookmark-start text:name="__RefHeading___Toc63410_2720400203"/>Trames et paquets envoyés<text:bookmark-end text:name="__RefHeading___Toc63410_2720400203"/></text:h>
      <text:p text:style-name="P23">Canaux envoyés → 512 canaux envoyés en DMX</text:p>
      <text:p text:style-name="P23">→ <text:span text:style-name="T15">seulement les canaux modifiés sont envoyés</text:span></text:p>
      <text:h text:style-name="Heading_20_3" text:outline-level="3"><text:bookmark-start text:name="__RefHeading___Toc63412_2720400203"/>Adressage<text:bookmark-end text:name="__RefHeading___Toc63412_2720400203"/></text:h>
      <text:p text:style-name="P25"><text:span text:style-name="T4">L’adresse de chaque univers est codée sur 15 bits. </text:span><text:span text:style-name="T2">Il faut différencier la numérotation du bit et sa place dans le nombre : le bit 0 est placé en 1</text:span><text:span text:style-name="T13">re</text:span><text:span text:style-name="T2"> position, donc le bit 15 est en réalité le 16</text:span><text:span text:style-name="T13">e</text:span><text:span text:style-name="T2"> caractère du nombre. </text:span><text:span text:style-name="T4">Le 16</text:span><text:span text:style-name="T14">e</text:span><text:span text:style-name="T4"> bit ne fait donc pas partie de l’adresse en tant que tel : ce sont les 15 bits qui le suivent qui la composent</text:span>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7">Bit 15</text:p>
          </table:table-cell>
          <table:table-cell table:style-name="Tableau2.A1" office:value-type="string">
            <text:p text:style-name="P17">Bits 14 – 8</text:p>
          </table:table-cell>
          <table:table-cell table:style-name="Tableau2.A1" office:value-type="string">
            <text:p text:style-name="P17">Bits 7 – 4</text:p>
          </table:table-cell>
          <table:table-cell table:style-name="Tableau2.D1" office:value-type="string">
            <text:p text:style-name="P17">Bits 3 – 0</text:p>
          </table:table-cell>
        </table:table-row>
        <table:table-row>
          <table:table-cell table:style-name="Tableau2.A2" office:value-type="string">
            <text:p text:style-name="P17">0</text:p>
          </table:table-cell>
          <table:table-cell table:style-name="Tableau2.A2" office:value-type="string">
            <text:p text:style-name="P19">Réseau <text:span text:style-name="T17">(</text:span>0 à 12<text:span text:style-name="T17">7)</text:span></text:p>
          </table:table-cell>
          <table:table-cell table:style-name="Tableau2.A2" office:value-type="string">
            <text:p text:style-name="P17">Sous-réseau <text:span text:style-name="T17">(0 à 15)</text:span></text:p>
          </table:table-cell>
          <table:table-cell table:style-name="Tableau2.D2" office:value-type="string">
            <text:p text:style-name="P17">Univers <text:span text:style-name="T17">(0 à 15)</text:span></text:p>
          </table:table-cell>
        </table:table-row>
        <table:table-row>
          <table:table-cell table:style-name="Tableau2.D2" table:number-columns-spanned="4" office:value-type="string">
            <text:p text:style-name="P18"><text:span text:style-name="T11">Dans notre cas : </text:span><text:span text:style-name="T12">(si 2ème univers)</text:span>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17">0</text:p>
          </table:table-cell>
          <table:table-cell table:style-name="Tableau2.A2" office:value-type="string">
            <text:p text:style-name="P20">0</text:p>
          </table:table-cell>
          <table:table-cell table:style-name="Tableau2.A2" office:value-type="string">
            <text:p text:style-name="P20">0</text:p>
          </table:table-cell>
          <table:table-cell table:style-name="Tableau2.D2" office:value-type="string">
            <text:p text:style-name="P20">1</text:p>
          </table:table-cell>
        </table:table-row>
      </table:table>
      <text:p text:style-name="P24"><text:span text:style-name="T4"/></text:p>
      <text:h text:style-name="P29" text:outline-level="3"/>
      <text:h text:style-name="P30" text:outline-level="3"><text:bookmark-start text:name="__RefHeading___Toc63414_2720400203"/>Paquet Art-Net<text:bookmark-end text:name="__RefHeading___Toc63414_2720400203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5">Position (octet)</text:p>
          </table:table-cell>
          <table:table-cell table:style-name="Tableau1.A1" office:value-type="string">
            <text:p text:style-name="P15">Nom du champ</text:p>
          </table:table-cell>
          <table:table-cell table:style-name="Tableau1.A1" office:value-type="string">
            <text:p text:style-name="P15">Valeur type (Hex/Déc)</text:p>
          </table:table-cell>
          <table:table-cell table:style-name="Tableau1.D1" office:value-type="string">
            <text:p text:style-name="P15">Description</text:p>
          </table:table-cell>
        </table:table-row>
        <table:table-row>
          <table:table-cell table:style-name="Tableau1.A2" office:value-type="string">
            <text:p text:style-name="P15">0 – 7</text:p>
          </table:table-cell>
          <table:table-cell table:style-name="Tableau1.A2" office:value-type="string">
            <text:p text:style-name="P15">ID</text:p>
          </table:table-cell>
          <table:table-cell table:style-name="Tableau1.A2" office:value-type="string">
            <text:p text:style-name="Table_20_Contents">41 72 74 2d 4e 65 74 00</text:p>
          </table:table-cell>
          <table:table-cell table:style-name="Tableau1.D2" office:value-type="string">
            <text:p text:style-name="Table_20_Contents">Le texte "Art-Net" en ASCII suivi d'un zéro</text:p>
          </table:table-cell>
        </table:table-row>
        <table:table-row>
          <table:table-cell table:style-name="Tableau1.A2" office:value-type="string">
            <text:p text:style-name="P15">8 – 9</text:p>
          </table:table-cell>
          <table:table-cell table:style-name="Tableau1.A2" office:value-type="string">
            <text:p text:style-name="P15">OpCode</text:p>
          </table:table-cell>
          <table:table-cell table:style-name="Tableau1.A2" office:value-type="string">
            <text:p text:style-name="Table_20_Contents">00 50</text:p>
          </table:table-cell>
          <table:table-cell table:style-name="Tableau1.D2" office:value-type="string">
            <text:p text:style-name="Table_20_Contents">Indique que c'est un paquet de données DMX</text:p>
          </table:table-cell>
        </table:table-row>
        <table:table-row>
          <table:table-cell table:style-name="Tableau1.A2" office:value-type="string">
            <text:p text:style-name="P15">10 - 11</text:p>
          </table:table-cell>
          <table:table-cell table:style-name="Tableau1.A2" office:value-type="string">
            <text:p text:style-name="P15">ProtVer</text:p>
          </table:table-cell>
          <table:table-cell table:style-name="Tableau1.A2" office:value-type="string">
            <text:p text:style-name="Table_20_Contents">00 0e</text:p>
          </table:table-cell>
          <table:table-cell table:style-name="Tableau1.D2" office:value-type="string">
            <text:p text:style-name="Table_20_Contents"><text:span text:style-name="T10">V</text:span>ersion du protocole (ici version 14)</text:p>
          </table:table-cell>
        </table:table-row>
        <table:table-row>
          <table:table-cell table:style-name="Tableau1.A2" office:value-type="string">
            <text:p text:style-name="P15">12</text:p>
          </table:table-cell>
          <table:table-cell table:style-name="Tableau1.A2" office:value-type="string">
            <text:p text:style-name="P16">Séquence</text:p>
          </table:table-cell>
          <table:table-cell table:style-name="Tableau1.A2" office:value-type="string">
            <text:p text:style-name="P15">0x01</text:p>
          </table:table-cell>
          <table:table-cell table:style-name="Tableau1.D2" office:value-type="string">
            <text:p text:style-name="P15">Un compteur (0-255) pour ordonner les paquets</text:p>
          </table:table-cell>
        </table:table-row>
        <table:table-row>
          <table:table-cell table:style-name="Tableau1.A2" office:value-type="string">
            <text:p text:style-name="P15">13</text:p>
          </table:table-cell>
          <table:table-cell table:style-name="Tableau1.A2" office:value-type="string">
            <text:p text:style-name="P15">Physique</text:p>
          </table:table-cell>
          <table:table-cell table:style-name="Tableau1.A2" office:value-type="string">
            <text:p text:style-name="P15">0x00</text:p>
          </table:table-cell>
          <table:table-cell table:style-name="Tableau1.D2" office:value-type="string">
            <text:p text:style-name="P15">Le port physique d’entrée (souvent 0)</text:p>
          </table:table-cell>
        </table:table-row>
        <table:table-row>
          <table:table-cell table:style-name="Tableau1.A2" office:value-type="string">
            <text:p text:style-name="P15">14 – 15</text:p>
          </table:table-cell>
          <table:table-cell table:style-name="Tableau1.A2" office:value-type="string">
            <text:p text:style-name="P15">Univers</text:p>
          </table:table-cell>
          <table:table-cell table:style-name="Tableau1.A2" office:value-type="string">
            <text:p text:style-name="P15">0x0001</text:p>
          </table:table-cell>
          <table:table-cell table:style-name="Tableau1.D2" office:value-type="string">
            <text:p text:style-name="P15">L’univers de destination (L’univers 1)</text:p>
          </table:table-cell>
        </table:table-row>
        <table:table-row>
          <table:table-cell table:style-name="Tableau1.A2" office:value-type="string">
            <text:p text:style-name="P15">16 – 17</text:p>
          </table:table-cell>
          <table:table-cell table:style-name="Tableau1.A2" office:value-type="string">
            <text:p text:style-name="P15">Longueur</text:p>
          </table:table-cell>
          <table:table-cell table:style-name="Tableau1.A2" office:value-type="string">
            <text:p text:style-name="P15">0x0200 (512)</text:p>
          </table:table-cell>
          <table:table-cell table:style-name="Tableau1.D2" office:value-type="string">
            <text:p text:style-name="P15">La taille des données DMX qui suivent <text:span text:style-name="T16">en fonction du nombre de canaux</text:span></text:p>
          </table:table-cell>
        </table:table-row>
        <table:table-row>
          <table:table-cell table:style-name="Tableau1.A2" office:value-type="string">
            <text:p text:style-name="P15">18 – 529</text:p>
          </table:table-cell>
          <table:table-cell table:style-name="Tableau1.A2" office:value-type="string">
            <text:p text:style-name="P15">Data</text:p>
          </table:table-cell>
          <table:table-cell table:style-name="Tableau1.A2" office:value-type="string">
            <text:p text:style-name="Table_20_Contents">ff 00 7f ...</text:p>
          </table:table-cell>
          <table:table-cell table:style-name="Tableau1.D2" office:value-type="string">
            <text:p text:style-name="Table_20_Contents">Les <text:span text:style-name="T3">512 valeurs</text:span> des canaux (0 à 255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361826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08:29:13.054963163</meta:creation-date>
    <dc:date>2026-03-13T12:38:17.882875236</dc:date>
    <meta:editing-duration>PT9H55M44S</meta:editing-duration>
    <meta:editing-cycles>19</meta:editing-cycles>
    <meta:generator>LibreOffice/24.2.7.2$Linux_X86_64 LibreOffice_project/420$Build-2</meta:generator>
    <meta:document-statistic meta:table-count="2" meta:image-count="0" meta:object-count="0" meta:page-count="4" meta:paragraph-count="108" meta:word-count="523" meta:character-count="2676" meta:non-whitespace-character-count="2256"/>
  </office:meta>
</office:document-meta>
</file>